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8049in"/>
    </style:style>
    <style:style style:name="Table1.B" style:family="table-column">
      <style:table-column-properties style:column-width="1.7042in"/>
    </style:style>
    <style:style style:name="Table1.C" style:family="table-column">
      <style:table-column-properties style:column-width="4.18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3181in" table:align="left"/>
    </style:style>
    <style:style style:name="Table2.A" style:family="table-column">
      <style:table-column-properties style:column-width="1.634in"/>
    </style:style>
    <style:style style:name="Table2.B" style:family="table-column">
      <style:table-column-properties style:column-width="1.68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4958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2.3111in"/>
    </style:style>
    <style:style style:name="Table3.C" style:family="table-column">
      <style:table-column-properties style:column-width="3.4347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e34e6" officeooo:paragraph-rsid="000e34e6"/>
    </style:style>
    <style:style style:name="P2" style:family="paragraph" style:parent-style-name="Heading_20_2">
      <style:text-properties officeooo:rsid="000e34e6" officeooo:paragraph-rsid="000e34e6"/>
    </style:style>
    <style:style style:name="P3" style:family="paragraph" style:parent-style-name="Heading_20_3">
      <style:text-properties officeooo:rsid="000e34e6" officeooo:paragraph-rsid="000e34e6"/>
    </style:style>
    <style:style style:name="P4" style:family="paragraph" style:parent-style-name="Standard">
      <style:text-properties officeooo:rsid="000e34e6" officeooo:paragraph-rsid="000e34e6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T1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to self</text:p>
      <text:p text:style-name="P1"/>
      <text:p text:style-name="P1">Find more datasets that the models can be tested on to compare results.</text:p>
      <text:p text:style-name="P1">Compare results with implemented and existing model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" text:outline-level="2"><text:soft-page-break/>🔹 Core Goal (Doable in 1 Month)</text:h>
      <text:p text:style-name="Text_20_body"><text:span text:style-name="Strong_20_Emphasis">Title:</text:span> <text:span text:style-name="Emphasis">Comparative Study of Sequential and Attention-Based Neural Architectures for Sentiment Analysis</text:span></text:p>
      <text:p text:style-name="Text_20_body"><text:span text:style-name="Strong_20_Emphasis">You will implement:</text:span></text:p>
      <text:list xml:id="list262042506" text:style-name="L1">
        <text:list-item>
          <text:p text:style-name="P5">RNN</text:p>
        </text:list-item>
        <text:list-item>
          <text:p text:style-name="P5">LSTM</text:p>
        </text:list-item>
        <text:list-item>
          <text:p text:style-name="P5">GRU</text:p>
        </text:list-item>
        <text:list-item>
          <text:p text:style-name="P5">Transformer (basic encoder–decoder, small-scale — not full BERT)</text:p>
        </text:list-item>
      </text:list>
      <text:p text:style-name="Text_20_body"><text:span text:style-name="Strong_20_Emphasis">Dataset(s):</text:span></text:p>
      <text:list xml:id="list3578079494" text:style-name="L2">
        <text:list-item>
          <text:p text:style-name="P6">IMDB (main dataset, small and clean)</text:p>
        </text:list-item>
        <text:list-item>
          <text:p text:style-name="P6">Optional extension: SST-2 or Amazon Reviews (for final comparison only)</text:p>
        </text:list-item>
      </text:list>
      <text:p text:style-name="Horizontal_20_Line"/>
      <text:h text:style-name="Heading_20_2" text:outline-level="2">🔹 Timeline Breakdown (Realistic 4–6 Weeks Plan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Week</text:p>
            </table:table-cell>
            <table:table-cell table:style-name="Table1.A1" office:value-type="string">
              <text:p text:style-name="Table_20_Heading">Task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Week 1</text:span></text:p>
          </table:table-cell>
          <table:table-cell table:style-name="Table1.A1" office:value-type="string">
            <text:p text:style-name="Table_20_Contents"><text:span text:style-name="Strong_20_Emphasis">Setup + Data Preprocessing</text:span></text:p>
          </table:table-cell>
          <table:table-cell table:style-name="Table1.A1" office:value-type="string">
            <text:p text:style-name="Table_20_Contents">Learn dataset handling (IMDB via Keras or HuggingFace Datasets), basic tokenization, padding, and embedding creation (GloVe or learnable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Week 2</text:span></text:p>
          </table:table-cell>
          <table:table-cell table:style-name="Table1.A1" office:value-type="string">
            <text:p text:style-name="Table_20_Contents"><text:span text:style-name="Strong_20_Emphasis">Implement RNN + LSTM + GRU</text:span></text:p>
          </table:table-cell>
          <table:table-cell table:style-name="Table1.A1" office:value-type="string">
            <text:p text:style-name="Table_20_Contents">Start with PyTorch’s low-level modules (<text:span text:style-name="Source_20_Text">nn.RNN</text:span>, <text:span text:style-name="Source_20_Text">nn.LSTM</text:span>, <text:span text:style-name="Source_20_Text">nn.GRU</text:span>), or a minimal manual loop version using matrix multiplications for one model. Train and test on IMDB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Week 3</text:span></text:p>
          </table:table-cell>
          <table:table-cell table:style-name="Table1.A1" office:value-type="string">
            <text:p text:style-name="Table_20_Contents"><text:span text:style-name="Strong_20_Emphasis">Implement Transformer (simplified)</text:span></text:p>
          </table:table-cell>
          <table:table-cell table:style-name="Table1.A1" office:value-type="string">
            <text:p text:style-name="Table_20_Contents">Implement a small transformer (2 encoder + 2 decoder layers, small hidden size, few heads). Use IMDB first. Don’t fine-tune BERT — build a light version yourself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Week 4</text:span></text:p>
          </table:table-cell>
          <table:table-cell table:style-name="Table1.A1" office:value-type="string">
            <text:p text:style-name="Table_20_Contents"><text:span text:style-name="Strong_20_Emphasis">Training, Comparison &amp; Visualizations</text:span></text:p>
          </table:table-cell>
          <table:table-cell table:style-name="Table1.A1" office:value-type="string">
            <text:p text:style-name="Table_20_Contents">Compare accuracy/F1/training time. Plot learning curves. Add optional attention heatmap for interpretability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Week 5–6 (buffer)</text:span></text:p>
          </table:table-cell>
          <table:table-cell table:style-name="Table1.A1" office:value-type="string">
            <text:p text:style-name="Table_20_Contents"><text:span text:style-name="Strong_20_Emphasis">Optional</text:span></text:p>
          </table:table-cell>
          <table:table-cell table:style-name="Table1.A1" office:value-type="string">
            <text:p text:style-name="Table_20_Contents">Try the same models on SST-2 or Amazon dataset and note result differences. Write the report with plots and tables.</text:p>
          </table:table-cell>
        </table:table-row>
      </table:table>
      <text:p text:style-name="Horizontal_20_Line"/>
      <text:h text:style-name="Heading_20_2" text:outline-level="2">🔹 Effort Estimate (per week)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Hours/Week (approx.)</text:p>
            </table:table-cell>
          </table:table-row>
        </table:table-header-rows>
        <table:table-row>
          <table:table-cell table:style-name="Table2.A1" office:value-type="string">
            <text:p text:style-name="Table_20_Contents">Learning &amp; reading</text:p>
          </table:table-cell>
          <table:table-cell table:style-name="Table2.A1" office:value-type="string">
            <text:p text:style-name="Table_20_Contents">6–8</text:p>
          </table:table-cell>
        </table:table-row>
        <table:table-row>
          <table:table-cell table:style-name="Table2.A1" office:value-type="string">
            <text:p text:style-name="Table_20_Contents">Coding</text:p>
          </table:table-cell>
          <table:table-cell table:style-name="Table2.A1" office:value-type="string">
            <text:p text:style-name="Table_20_Contents">8–10</text:p>
          </table:table-cell>
        </table:table-row>
        <table:table-row>
          <table:table-cell table:style-name="Table2.A1" office:value-type="string">
            <text:p text:style-name="Table_20_Contents">Testing &amp; visualization</text:p>
          </table:table-cell>
          <table:table-cell table:style-name="Table2.A1" office:value-type="string">
            <text:p text:style-name="Table_20_Contents">3–4</text:p>
          </table:table-cell>
        </table:table-row>
        <table:table-row>
          <table:table-cell table:style-name="Table2.A1" office:value-type="string">
            <text:p text:style-name="Table_20_Contents">Report writing</text:p>
          </table:table-cell>
          <table:table-cell table:style-name="Table2.A1" office:value-type="string">
            <text:p text:style-name="Table_20_Contents">3–4 (last two weeks)</text:p>
          </table:table-cell>
        </table:table-row>
      </table:table>
      <text:p text:style-name="Text_20_body">So about <text:span text:style-name="Strong_20_Emphasis">15 hours/week</text:span> is sufficient to complete this comfortably.</text:p>
      <text:p text:style-name="Horizontal_20_Line"/>
      <text:h text:style-name="Heading_20_2" text:outline-level="2"><text:soft-page-break/>🔹 Simplifications to Keep It Realistic</text:h>
      <text:list xml:id="list2017392868" text:style-name="L3">
        <text:list-item>
          <text:p text:style-name="P7">Don’t build a <text:span text:style-name="Emphasis">massive</text:span> Transformer — keep it 1–2 layers, 2–4 heads, small hidden size.</text:p>
        </text:list-item>
        <text:list-item>
          <text:p text:style-name="P7">Don’t train from scratch on huge data — use IMDB (25k samples).</text:p>
        </text:list-item>
        <text:list-item>
          <text:p text:style-name="P7">Use <text:span text:style-name="Source_20_Text">torchtext</text:span> or <text:span text:style-name="Source_20_Text">keras.datasets.imdb</text:span> for data to save preprocessing time.</text:p>
        </text:list-item>
        <text:list-item>
          <text:p text:style-name="P7">Keep comparisons simple: Accuracy + F1 + Training Time.</text:p>
        </text:list-item>
        <text:list-item>
          <text:p text:style-name="P7">Interpretability can be as simple as <text:span text:style-name="Strong_20_Emphasis">plotting attention weights</text:span> as a heatmap for a few sentences.</text:p>
        </text:list-item>
      </text:list>
      <text:p text:style-name="Horizontal_20_Line"/>
      <text:h text:style-name="Heading_20_2" text:outline-level="2">🔹 Stretch Goals (Only if Time Permits)</text:h>
      <text:list xml:id="list3570352461" text:style-name="L4">
        <text:list-item>
          <text:p text:style-name="P8">Add SST-2 or Amazon dataset for generalization check.</text:p>
        </text:list-item>
        <text:list-item>
          <text:p text:style-name="P8">Add Grad-CAM or saliency visualization for CNN/RNN models.</text:p>
        </text:list-item>
        <text:list-item>
          <text:p text:style-name="P8">Fine-tune DistilBERT and compare with your small Transformer.</text:p>
        </text:list-item>
      </text:list>
      <text:p text:style-name="P1"/>
      <text:p text:style-name="P1"/>
      <text:h text:style-name="P3" text:outline-level="3">Suggested timeline fit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Week</text:p>
            </table:table-cell>
            <table:table-cell table:style-name="Table3.A1" office:value-type="string">
              <text:p text:style-name="Table_20_Heading">Task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Week 1</text:p>
          </table:table-cell>
          <table:table-cell table:style-name="Table3.A1" office:value-type="string">
            <text:p text:style-name="Table_20_Contents">Literature review + dataset setup</text:p>
          </table:table-cell>
          <table:table-cell table:style-name="Table3.A1" office:value-type="string">
            <text:p text:style-name="Table_20_Contents">Choose dataset (IMDB, SST, etc.), clean text</text:p>
          </table:table-cell>
        </table:table-row>
        <table:table-row>
          <table:table-cell table:style-name="Table3.A1" office:value-type="string">
            <text:p text:style-name="Table_20_Contents">Week 2–3</text:p>
          </table:table-cell>
          <table:table-cell table:style-name="Table3.A1" office:value-type="string">
            <text:p text:style-name="Table_20_Contents">Train RNN, LSTM, GRU models</text:p>
          </table:table-cell>
          <table:table-cell table:style-name="Table3.A1" office:value-type="string">
            <text:p text:style-name="Table_20_Contents">Compare performance</text:p>
          </table:table-cell>
        </table:table-row>
        <table:table-row>
          <table:table-cell table:style-name="Table3.A1" office:value-type="string">
            <text:p text:style-name="Table_20_Contents">Week 4</text:p>
          </table:table-cell>
          <table:table-cell table:style-name="Table3.A1" office:value-type="string">
            <text:p text:style-name="Table_20_Contents">Train Transformer / BERT</text:p>
          </table:table-cell>
          <table:table-cell table:style-name="Table3.A1" office:value-type="string">
            <text:p text:style-name="Table_20_Contents">Fine-tune pretrained model</text:p>
          </table:table-cell>
        </table:table-row>
        <table:table-row>
          <table:table-cell table:style-name="Table3.A1" office:value-type="string">
            <text:p text:style-name="Table_20_Contents">Week 5</text:p>
          </table:table-cell>
          <table:table-cell table:style-name="Table3.A1" office:value-type="string">
            <text:p text:style-name="Table_20_Contents">Visualize model behavior</text:p>
          </table:table-cell>
          <table:table-cell table:style-name="Table3.A1" office:value-type="string">
            <text:p text:style-name="Table_20_Contents">Generate attention + saliency visualizations</text:p>
          </table:table-cell>
        </table:table-row>
        <table:table-row>
          <table:table-cell table:style-name="Table3.A1" office:value-type="string">
            <text:p text:style-name="Table_20_Contents">Week 6</text:p>
          </table:table-cell>
          <table:table-cell table:style-name="Table3.A1" office:value-type="string">
            <text:p text:style-name="Table_20_Contents">Write report + discussion</text:p>
          </table:table-cell>
          <table:table-cell table:style-name="Table3.A1" office:value-type="string">
            <text:p text:style-name="Table_20_Contents">Compare results, finalize references, format thesi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0T19:40:43.144714360</meta:creation-date>
    <dc:date>2025-10-11T11:06:49.024314319</dc:date>
    <meta:editing-duration>PT5M44S</meta:editing-duration>
    <meta:editing-cycles>3</meta:editing-cycles>
    <meta:generator>LibreOffice/7.3.7.2$Linux_X86_64 LibreOffice_project/30$Build-2</meta:generator>
    <meta:document-statistic meta:table-count="3" meta:image-count="0" meta:object-count="0" meta:page-count="3" meta:paragraph-count="73" meta:word-count="427" meta:character-count="2647" meta:non-whitespace-character-count="2313"/>
  </office:meta>
</office:document-meta>
</file>